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4d70" officeooo:paragraph-rsid="00174d70" style:font-weight-asian="bold" style:font-weight-complex="bold"/>
    </style:style>
    <style:style style:name="P2" style:family="paragraph" style:parent-style-name="Standard">
      <style:text-properties fo:font-weight="bold" officeooo:rsid="0018fa9e" officeooo:paragraph-rsid="0018fa9e" style:font-weight-asian="bold" style:font-weight-complex="bold"/>
    </style:style>
    <style:style style:name="P3" style:family="paragraph" style:parent-style-name="Standard">
      <style:text-properties fo:font-weight="bold" officeooo:rsid="00271456" officeooo:paragraph-rsid="00251f2d" style:font-weight-asian="bold" style:font-weight-complex="bold"/>
    </style:style>
    <style:style style:name="P4" style:family="paragraph" style:parent-style-name="Standard">
      <style:text-properties fo:font-weight="normal" officeooo:rsid="00174d70" officeooo:paragraph-rsid="00174d70" style:font-weight-asian="normal" style:font-weight-complex="normal"/>
    </style:style>
    <style:style style:name="P5" style:family="paragraph" style:parent-style-name="Standard">
      <style:text-properties fo:font-weight="normal" officeooo:rsid="00174d70" officeooo:paragraph-rsid="00271456" style:font-weight-asian="normal" style:font-weight-complex="normal"/>
    </style:style>
    <style:style style:name="P6" style:family="paragraph" style:parent-style-name="Standard">
      <style:text-properties fo:font-weight="normal" officeooo:rsid="0018fa9e" officeooo:paragraph-rsid="0018fa9e" style:font-weight-asian="normal" style:font-weight-complex="normal"/>
    </style:style>
    <style:style style:name="P7" style:family="paragraph" style:parent-style-name="Standard">
      <style:text-properties fo:font-weight="normal" officeooo:rsid="0018fa9e" officeooo:paragraph-rsid="00271456" style:font-weight-asian="normal" style:font-weight-complex="normal"/>
    </style:style>
    <style:style style:name="P8" style:family="paragraph" style:parent-style-name="Standard">
      <style:text-properties fo:font-weight="normal" officeooo:rsid="001a89a9" officeooo:paragraph-rsid="001a89a9" style:font-weight-asian="normal" style:font-weight-complex="normal"/>
    </style:style>
    <style:style style:name="P9" style:family="paragraph" style:parent-style-name="Standard">
      <style:text-properties fo:font-weight="normal" officeooo:rsid="001b6293" officeooo:paragraph-rsid="001b6293" style:font-weight-asian="normal" style:font-weight-complex="normal"/>
    </style:style>
    <style:style style:name="P10" style:family="paragraph" style:parent-style-name="Standard">
      <style:text-properties fo:font-weight="normal" officeooo:rsid="001edae3" officeooo:paragraph-rsid="001edae3" style:font-weight-asian="normal" style:font-weight-complex="normal"/>
    </style:style>
    <style:style style:name="P11" style:family="paragraph" style:parent-style-name="Standard">
      <style:text-properties fo:font-weight="normal" officeooo:rsid="001fdd27" officeooo:paragraph-rsid="001fdd27" style:font-weight-asian="normal" style:font-weight-complex="normal"/>
    </style:style>
    <style:style style:name="P12" style:family="paragraph" style:parent-style-name="Standard">
      <style:text-properties fo:font-weight="normal" officeooo:rsid="002193ef" officeooo:paragraph-rsid="002193ef" style:font-weight-asian="normal" style:font-weight-complex="normal"/>
    </style:style>
    <style:style style:name="P13" style:family="paragraph" style:parent-style-name="Standard">
      <style:text-properties fo:font-weight="normal" officeooo:rsid="0021eeeb" officeooo:paragraph-rsid="0021eeeb" style:font-weight-asian="normal" style:font-weight-complex="normal"/>
    </style:style>
    <style:style style:name="P14" style:family="paragraph" style:parent-style-name="Standard">
      <style:text-properties fo:font-weight="normal" officeooo:rsid="0023e5c4" officeooo:paragraph-rsid="0023e5c4" style:font-weight-asian="normal" style:font-weight-complex="normal"/>
    </style:style>
    <style:style style:name="P15" style:family="paragraph" style:parent-style-name="Standard">
      <style:text-properties fo:font-weight="normal" officeooo:rsid="00251f2d" officeooo:paragraph-rsid="00251f2d" style:font-weight-asian="normal" style:font-weight-complex="normal"/>
    </style:style>
    <style:style style:name="P16" style:family="paragraph" style:parent-style-name="Standard">
      <style:text-properties fo:font-weight="normal" officeooo:rsid="00271456" officeooo:paragraph-rsid="00271456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271456" officeooo:paragraph-rsid="0027145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1456" officeooo:paragraph-rsid="00271456" style:font-weight-asian="normal" style:font-weight-complex="normal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51f2d" officeooo:paragraph-rsid="00251f2d" style:font-weight-asian="normal" style:font-weight-complex="normal"/>
    </style:style>
    <style:style style:name="P20" style:family="paragraph" style:parent-style-name="Standard">
      <style:text-properties fo:font-weight="normal" officeooo:rsid="0018fa9e" officeooo:paragraph-rsid="00271456" style:font-weight-asian="normal" style:font-weight-complex="normal"/>
    </style:style>
    <style:style style:name="P21" style:family="paragraph" style:parent-style-name="Standard">
      <style:text-properties fo:font-weight="normal" officeooo:rsid="002ac62e" officeooo:paragraph-rsid="002ac62e" style:font-weight-asian="normal" style:font-weight-complex="normal"/>
    </style:style>
    <style:style style:name="T1" style:family="text">
      <style:text-properties officeooo:rsid="0021eeeb"/>
    </style:style>
    <style:style style:name="T2" style:family="text">
      <style:text-properties officeooo:rsid="00271456"/>
    </style:style>
    <style:style style:name="T3" style:family="text">
      <style:text-properties officeooo:rsid="0018fa9e"/>
    </style:style>
    <style:style style:name="T4" style:family="text">
      <style:text-properties officeooo:rsid="0027fd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améliorer Home Abroad Backoffice </text:p>
      <text:p text:style-name="P1"/>
      <text:p text:style-name="P1"/>
      <text:p text:style-name="P1">— Backend</text:p>
      <text:p text:style-name="P1"/>
      <text:p text:style-name="P6">MODELS</text:p>
      <text:p text:style-name="P2"/>
      <text:p text:style-name="P4">- delegate for models (</text:p>
      <text:p text:style-name="P4">- better scope for models (</text:p>
      <text:p text:style-name="P4">- refacto. pg_sear_scope for models (à mettre dans module et qu’on appelle)</text:p>
      <text:p text:style-name="P4">- child_detail.rb : appeler en Anglais la méthode ‘prospect_clôturé’</text:p>
      <text:p text:style-name="P4"/>
      <text:p text:style-name="P6">Je voulais faire inheritance avec partneaire français ou étranger et finalement j’ai abandonné l’idée</text:p>
      <text:p text:style-name="P6">Polymorphisme aussi mais quand .. ?</text:p>
      <text:p text:style-name="P6"/>
      <text:p text:style-name="P6">CONTROLLERS</text:p>
      <text:p text:style-name="P6"/>
      <text:p text:style-name="P6">dans app controller, toutes les méthods pour générer des PDF, j’aurais pu aussi créer une classe GeneratePdf avec des méthodes de classe enrollment form, invoice, pdf…</text:p>
      <text:p text:style-name="P8"/>
      <text:p text:style-name="P8">génération d’un word pour les prospects uniquement donc mis cette fois dans le controller child_details</text:p>
      <text:p text:style-name="P8">dans clients_controller pas mal de logique où on récupère les données en fonction de comment on le crée et on change son statut</text:p>
      <text:p text:style-name="P8">et language_stays_controller où il y’a un peu de logique notamment pour incomplete_files méthode</text:p>
      <text:p text:style-name="P8">et un excel controller pour générer des excels qui s’y prêt bien</text:p>
      <text:p text:style-name="P9">et travel_groups_controller</text:p>
      <text:p text:style-name="P6"/>
      <text:p text:style-name="P9">HELPERS</text:p>
      <text:p text:style-name="P9">un peu de refacto de code ici de vue</text:p>
      <text:p text:style-name="P6">accepts_nested_attributes_for utilisé pour voir</text:p>
      <text:p text:style-name="P6"/>
      <text:p text:style-name="P9">GEMS</text:p>
      <text:p text:style-name="P9">bootstrap 4 uniquement</text:p>
      <text:p text:style-name="P9">axlsx pour excels</text:p>
      <text:p text:style-name="P9">money-rails</text:p>
      <text:p text:style-name="P9">select2</text:p>
      <text:p text:style-name="P9">wicked_pdf</text:p>
      <text:p text:style-name="P9">htmltoword</text:p>
      <text:p text:style-name="P9">kaminari</text:p>
      <text:p text:style-name="P9">devise pour authentification</text:p>
      <text:p text:style-name="P9">country_select pour rails</text:p>
      <text:p text:style-name="P9"/>
      <text:p text:style-name="P6">gem monetize / select2 for attendants</text:p>
      <text:p text:style-name="P6">pas de job sur l’app → pas besoin</text:p>
      <text:p text:style-name="P6"/>
      <text:p text:style-name="P1">— Frontend</text:p>
      <text:p text:style-name="P1"/>
      <text:p text:style-name="P9">JS</text:p>
      <text:p text:style-name="P9"/>
      <text:p text:style-name="P9">num de tél (drapeaux)</text:p>
      <text:p text:style-name="P9">form conditionnels</text:p>
      <text:p text:style-name="P9"><text:soft-page-break/>calendrier flatpickr</text:p>
      <text:p text:style-name="P9">select2 pour les attendants</text:p>
      <text:p text:style-name="P9">du google map pour l’adresse</text:p>
      <text:p text:style-name="P9"/>
      <text:p text:style-name="P9">HTML</text:p>
      <text:p text:style-name="P9">bcp de partials et tout en html.slim</text:p>
      <text:p text:style-name="P10">J’aurais été tenté de faire un view_model dashboard qui pour le corps body irait questionner chacun de mes modèles @dashboard.</text:p>
      <text:p text:style-name="P10"/>
      <text:p text:style-name="P11">Souvent des orders asc ou desc, mettre des default scope du coup !!</text:p>
      <text:p text:style-name="P12">Et aussi, _main_body, en helper le form à chaque fois <text:span text:style-name="T1">(ou bien faire un render en lui passant d’autres variables pq pas)</text:span></text:p>
      <text:p text:style-name="P12"/>
      <text:p text:style-name="P13">pq pas railsadmin ? Je voulais me faire la main</text:p>
      <text:p text:style-name="P13"/>
      <text:p text:style-name="P14">render_anywhere gem ui permet de rendre un template dans un contexte différent du controller (ce qui me manquait pour les PDF par exemple)</text:p>
      <text:p text:style-name="P14"/>
      <text:p text:style-name="P15">class Download avec des méthodes to_pdf ou to_word</text:p>
      <text:p text:style-name="P15"/>
      <text:p text:style-name="P15"/>
      <text:p text:style-name="P19"/>
      <text:p text:style-name="P15"/>
      <text:p text:style-name="P3">ENTRETIEN</text:p>
      <text:p text:style-name="P3"/>
      <text:p text:style-name="P5">- delegate for models (</text:p>
      <text:p text:style-name="P5">- better scope for models (</text:p>
      <text:p text:style-name="P5">- refacto. pg_sear_scope for models (à mettre dans module et qu’on appelle)</text:p>
      <text:p text:style-name="P5">- child_detail.rb : appeler en Anglais la méthode ‘prospect_clôturé’</text:p>
      <text:p text:style-name="P5"/>
      <text:p text:style-name="P5">- <text:span text:style-name="T2">pas de railsadmin car je voulais me faire la main et des bugs aussi apparemment</text:span></text:p>
      <text:p text:style-name="P5"/>
      <text:p text:style-name="P17">Où j’ai abandonné, autre façon de faire :</text:p>
      <text:p text:style-name="P16">- <text:span text:style-name="T3">Je voulais faire inheritance avec partneaire français ou étranger et finalement j’ai abandonné l’idée</text:span></text:p>
      <text:p text:style-name="P7">Polymorphisme aussi mais quand .. ?</text:p>
      <text:p text:style-name="P7">- <text:span text:style-name="T2">génération de pdf : créer une class download avec un controller download et method show (car 3 pdf à générer). On passe uniquement au download le document et on lui appelle la méthode : Download.new(document).to_pdf (aussi pourquoi pas pour le word)</text:span></text:p>
      <text:p text:style-name="P7">- <text:span text:style-name="T2">ok excel controller pour générer des excels mais finalement les méthodes activerecord seraient plus adaptées à mettre dans une class excel qui questionneraient les différents modèles. Plus malin.</text:span></text:p>
      <text:p text:style-name="P7">- <text:span text:style-name="T2">pas de dashboard mais s’il y’avait eu un lien analytics, j’aurais créé un view_model dashboard qui pour le corps body irait questionner chacun de mes modèles @dashboard. (requêtes aux autres modèles du coup)</text:span></text:p>
      <text:p text:style-name="P7"/>
      <text:p text:style-name="P17">Malin à faire pour refacto :</text:p>
      <text:p text:style-name="P18">- default_scope sur des model car order ::desc revient souvent par exemple</text:p>
      <text:p text:style-name="P18">- méthode delegate à utiliser <text:s/><text:span text:style-name="T4">pour mes models</text:span></text:p>
      <text:p text:style-name="P18">- <text:span text:style-name="T4">refacto dans helper par exemple le search_form pour les ressources</text:span></text:p>
      <text:p text:style-name="P18">- <text:span text:style-name="T4">certaines méthodes pas encore en Anglais, à mettre en Anglais</text:span></text:p>
      <text:p text:style-name="P7"/>
      <text:p text:style-name="P7"/>
      <text:p text:style-name="P21">Une app avec espace de connexion</text:p>
      <text:p text:style-name="P21"><text:soft-page-break/>- poster <text:tab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4:49:50.666501776</meta:creation-date>
    <dc:date>2018-11-15T16:32:24.999096605</dc:date>
    <meta:editing-duration>PT8H20M3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3" meta:paragraph-count="65" meta:word-count="559" meta:character-count="3430" meta:non-whitespace-character-count="2930"/>
  </office:meta>
</office:document-meta>
</file>